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rResult.ProfilerResult( String uri , int latestResultsCou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filerResult.addData( ProfilerData data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rofilerResult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Result.get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Result.getProcessing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Result.getLatestEnvironment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Result.get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Result.getSAXFrag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Result.getTotal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Resul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Result.getSetup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